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ckag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ckage.getImplementationVend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ckage.getImplementation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ckage.isSea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ckage.isSealed( java . net . URL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ckage.getPack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ckage.getImplementati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ckag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ckage.getSpecificationVend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ckage.getSpecificationTit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ckag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ckage.getPackag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ckage.getSpecification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ckage.isCompatibleWith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ackage.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